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0f303" officeooo:paragraph-rsid="0010f303"/>
    </style:style>
    <style:style style:name="P3" style:family="paragraph" style:parent-style-name="Standard">
      <style:paragraph-properties fo:text-align="start" style:justify-single-word="false"/>
      <style:text-properties officeooo:rsid="0010f303" officeooo:paragraph-rsid="0010f303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f303" officeooo:paragraph-rsid="001115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426e" officeooo:paragraph-rsid="0012426e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officeooo:rsid="0010f303" officeooo:paragraph-rsid="0010f303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officeooo:rsid="0011150c" officeooo:paragraph-rsid="0011150c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officeooo:rsid="0011150c" officeooo:paragraph-rsid="001a719a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officeooo:rsid="001a719a" officeooo:paragraph-rsid="001a719a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officeooo:rsid="001e8f56" officeooo:paragraph-rsid="001e8f56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officeooo:rsid="00212b70" officeooo:paragraph-rsid="00212b70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2426e" officeooo:paragraph-rsid="0012426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dd3f3" officeooo:paragraph-rsid="001dd3f3"/>
    </style:style>
    <style:style style:name="P14" style:family="paragraph" style:parent-style-name="Standard">
      <style:paragraph-properties fo:text-align="center" style:justify-single-word="false"/>
      <style:text-properties fo:font-size="14pt" officeooo:rsid="0010f303" officeooo:paragraph-rsid="0010f30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text-position="0% 100%" style:text-underline-style="none" officeooo:rsid="00212b70" officeooo:paragraph-rsid="0022cc41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style:text-underline-style="none" officeooo:rsid="0022cc41" officeooo:paragraph-rsid="0022cc41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style:text-underline-style="none" officeooo:rsid="0022cc41" officeooo:paragraph-rsid="0022cc41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officeooo:rsid="0011150c" officeooo:paragraph-rsid="0011150c" style:font-size-asian="14pt" style:font-size-complex="14pt"/>
    </style:style>
    <style:style style:name="P19" style:family="paragraph" style:parent-style-name="Standard" style:list-style-name="L3">
      <style:paragraph-properties fo:text-align="start" style:justify-single-word="false"/>
      <style:text-properties style:text-underline-style="none" officeooo:rsid="001dd3f3" officeooo:paragraph-rsid="001dd3f3"/>
    </style:style>
    <style:style style:name="P20" style:family="paragraph" style:parent-style-name="Standard" style:list-style-name="L4">
      <style:paragraph-properties fo:text-align="start" style:justify-single-word="false"/>
      <style:text-properties style:text-underline-style="none" officeooo:rsid="001dd3f3" officeooo:paragraph-rsid="001dd3f3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0f303" officeooo:paragraph-rsid="0010f303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dd3f3" officeooo:paragraph-rsid="001dd3f3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2426e" officeooo:paragraph-rsid="0012426e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 style:text-underline-style="none" officeooo:rsid="00212b70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  <style:style style:name="T5" style:family="text">
      <style:text-properties style:text-position="0% 100%" style:text-underline-style="none" officeooo:rsid="0011150c"/>
    </style:style>
    <style:style style:name="T6" style:family="text">
      <style:text-properties style:text-position="0% 100%" style:text-underline-style="none" officeooo:rsid="001e8f56"/>
    </style:style>
    <style:style style:name="T7" style:family="text">
      <style:text-properties style:text-position="0% 100%" style:text-underline-style="none" officeooo:rsid="00212b70"/>
    </style:style>
    <style:style style:name="T8" style:family="text">
      <style:text-properties style:text-position="0% 100%" style:text-underline-style="none" officeooo:rsid="0023e766"/>
    </style:style>
    <style:style style:name="T9" style:family="text">
      <style:text-properties officeooo:rsid="00224c58"/>
    </style:style>
    <style:style style:name="T10" style:family="text">
      <style:text-properties officeooo:rsid="0022cc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osnier Florian</text:p>
      <text:p text:style-name="P2"/>
      <text:p text:style-name="P1"><text:a xlink:type="simple" xlink:href="mailto:florian.mosnier@laposte.net" text:style-name="Internet_20_link" text:visited-style-name="Visited_20_Internet_20_Link"><text:span text:style-name="T1">florian.mosnier@laposte.net</text:span></text:a></text:p>
      <text:p text:style-name="P2">06-46-25-07-35</text:p>
      <text:p text:style-name="P3"/>
      <text:p text:style-name="P15">I’m patient and quite open-minded. <text:span text:style-name="T10">I</text:span>’m affable <text:span text:style-name="T9">and persevering, I think I’m not lazy.</text:span> I’m also always thinking about new ideas about farming or new technologies.</text:p>
      <text:p text:style-name="P11"/>
      <text:p text:style-name="P21"><text:span text:style-name="T3">Education :</text:span><text:span text:style-name="T4"> </text:span></text:p>
      <text:p text:style-name="P6"/>
      <text:p text:style-name="P4"><text:span text:style-name="T4">201</text:span><text:span text:style-name="T6">7</text:span><text:span text:style-name="T4"> – Present : Student at ISARA</text:span><text:span text:style-name="T5">, </text:span><text:span text:style-name="T7">now in 2</text:span><text:span text:style-name="T2">nd</text:span><text:span text:style-name="T7"> year of a 5 years MSC pr</text:span><text:span text:style-name="T8">o</text:span><text:span text:style-name="T7">gramm in Lyon, France</text:span></text:p>
      <text:p text:style-name="P7"/>
      <text:p text:style-name="P7">2013 – 2016 : Student at an agriculture high-school in Haute-Loire</text:p>
      <text:p text:style-name="P7"/>
      <text:p text:style-name="P18">Professional experience :</text:p>
      <text:p text:style-name="P7"/>
      <text:p text:style-name="P9">- employee in my family’s farm</text:p>
      <text:list xml:id="list7998196996423812681" text:style-name="L1">
        <text:list-item>
          <text:p text:style-name="P16">feed cows</text:p>
        </text:list-item>
        <text:list-item>
          <text:p text:style-name="P16">take care of animals</text:p>
        </text:list-item>
        <text:list-item>
          <text:p text:style-name="P16">drive tractors</text:p>
        </text:list-item>
      </text:list>
      <text:p text:style-name="P9"/>
      <text:p text:style-name="P10">- internship in England</text:p>
      <text:list xml:id="list920877269797737462" text:style-name="L2">
        <text:list-item>
          <text:p text:style-name="P17">do strimmer (thistles)</text:p>
        </text:list-item>
        <text:list-item>
          <text:p text:style-name="P17">feed cows</text:p>
        </text:list-item>
        <text:list-item>
          <text:p text:style-name="P17">take care of animals</text:p>
        </text:list-item>
      </text:list>
      <text:p text:style-name="P8"/>
      <text:p text:style-name="P23">Skills :</text:p>
      <text:p text:style-name="P5"/>
      <text:list xml:id="list5615332647640292403" text:style-name="L3">
        <text:list-item>
          <text:p text:style-name="P19">Languages : English <text:span text:style-name="T10">(B1-B2)</text:span>, Spanish<text:span text:style-name="T10">(A2)</text:span>, <text:span text:style-name="T10">Alleman (A2),</text:span> French</text:p>
        </text:list-item>
        <text:list-item>
          <text:p text:style-name="P19">Computing : LibreOffice, programming </text:p>
        </text:list-item>
      </text:list>
      <text:p text:style-name="P13"/>
      <text:p text:style-name="P22">Interests :</text:p>
      <text:p text:style-name="P13"/>
      <text:list xml:id="list2141199551223276701" text:style-name="L4">
        <text:list-item>
          <text:p text:style-name="P20">Agriculture, farming, agronomics, nature</text:p>
        </text:list-item>
        <text:list-item>
          <text:p text:style-name="P20">Computing </text:p>
        </text:list-item>
        <text:list-item>
          <text:p text:style-name="P20">Music <text:span text:style-name="T10">(Trombone)</text:span></text:p>
        </text:list-item>
      </text:list>
      <text:p text:style-name="P13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font-weight="normal" fo:background-color="transparent" style:font-size-asian="10.5pt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6:46:01.847922569</meta:creation-date>
    <dc:date>2017-11-06T11:09:21.956000000</dc:date>
    <meta:editing-duration>PT1H29M33S</meta:editing-duration>
    <meta:editing-cycles>1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3" meta:word-count="125" meta:character-count="754" meta:non-whitespace-character-count="658"/>
  </office:meta>
</office:document-meta>
</file>